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31.04pt" fo:break-before="auto" style:use-optimal-row-height="false"/>
    </style:style>
    <style:style style:name="ro4" style:family="table-row">
      <style:table-row-properties style:row-height="34.81pt" fo:break-before="auto" style:use-optimal-row-height="false"/>
    </style:style>
    <style:style style:name="ro5" style:family="table-row">
      <style:table-row-properties style:row-height="23.61pt" fo:break-before="auto" style:use-optimal-row-height="false"/>
    </style:style>
    <style:style style:name="ro6" style:family="table-row">
      <style:table-row-properties style:row-height="33.56pt" fo:break-before="auto" style:use-optimal-row-height="false"/>
    </style:style>
    <style:style style:name="ro7" style:family="table-row">
      <style:table-row-properties style:row-height="27.35pt" fo:break-before="auto" style:use-optimal-row-height="false"/>
    </style:style>
    <style:style style:name="ro8" style:family="table-row">
      <style:table-row-properties style:row-height="21.09pt" fo:break-before="auto" style:use-optimal-row-height="false"/>
    </style:style>
    <style:style style:name="ro9" style:family="table-row">
      <style:table-row-properties style:row-height="28.6pt" fo:break-before="auto" style:use-optimal-row-height="false"/>
    </style:style>
    <style:style style:name="ro10" style:family="table-row">
      <style:table-row-properties style:row-height="37.3pt" fo:break-before="auto" style:use-optimal-row-height="false"/>
    </style:style>
    <style:style style:name="ro11" style:family="table-row">
      <style:table-row-properties style:row-height="46.26pt" fo:break-before="auto" style:use-optimal-row-height="true"/>
    </style:style>
    <style:style style:name="ro12" style:family="table-row">
      <style:table-row-properties style:row-height="26.11pt" fo:break-before="auto" style:use-optimal-row-height="false"/>
    </style:style>
    <style:style style:name="ro13" style:family="table-row">
      <style:table-row-properties style:row-height="22.34pt" fo:break-before="auto" style:use-optimal-row-height="false"/>
    </style:style>
    <style:style style:name="ro14" style:family="table-row">
      <style:table-row-properties style:row-height="24.86pt" fo:break-before="auto" style:use-optimal-row-height="false"/>
    </style:style>
    <style:style style:name="ro15" style:family="table-row">
      <style:table-row-properties style:row-height="35.04pt" fo:break-before="auto" style:use-optimal-row-height="true"/>
    </style:style>
    <style:style style:name="ro16" style:family="table-row">
      <style:table-row-properties style:row-height="17.4pt" fo:break-before="auto" style:use-optimal-row-height="false"/>
    </style:style>
    <style:style style:name="ro1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3" office:value-type="string" calcext:value-type="string">
            <text:p>JOB TITLE</text:p>
          </table:table-cell>
          <table:table-cell table:style-name="ce3" office:value-type="string" calcext:value-type="string">
            <text:p>COMPANY NAME</text:p>
          </table:table-cell>
          <table:table-cell table:style-name="ce3" office:value-type="string" calcext:value-type="string">
            <text:p>VACANCY</text:p>
          </table:table-cell>
          <table:table-cell table:style-name="ce3" office:value-type="string" calcext:value-type="string">
            <text:p>JOB RESPONSIBILITIES</text:p>
          </table:table-cell>
          <table:table-cell table:style-name="ce3" office:value-type="string" calcext:value-type="string">
            <text:p>JOB CONTEXT</text:p>
          </table:table-cell>
          <table:table-cell table:style-name="ce3" office:value-type="string" calcext:value-type="string">
            <text:p>EMPLOYMENT STATUS</text:p>
          </table:table-cell>
          <table:table-cell table:style-name="ce3" office:value-type="string" calcext:value-type="string">
            <text:p>EXPERIENCE</text:p>
          </table:table-cell>
          <table:table-cell table:style-name="ce3" office:value-type="string" calcext:value-type="string">
            <text:p>GENDER</text:p>
          </table:table-cell>
          <table:table-cell table:style-name="ce3" office:value-type="string" calcext:value-type="string">
            <text:p>AGE</text:p>
          </table:table-cell>
          <table:table-cell table:style-name="ce3" office:value-type="string" calcext:value-type="string">
            <text:p>JOB LOCATION</text:p>
          </table:table-cell>
          <table:table-cell table:style-name="ce3" office:value-type="string" calcext:value-type="string">
            <text:p>EDUCATIONAL REQUIREMENTS</text:p>
          </table:table-cell>
          <table:table-cell table:style-name="ce3" office:value-type="string" calcext:value-type="string">
            <text:p>ADDITIONAL REQUIREMENTS</text:p>
          </table:table-cell>
          <table:table-cell table:style-name="ce3" office:value-type="string" calcext:value-type="string">
            <text:p>SALARY</text:p>
          </table:table-cell>
          <table:table-cell table:style-name="ce3" office:value-type="string" calcext:value-type="string">
            <text:p>COMPENSATION &amp; AND OTHER BENEFITS</text:p>
          </table:table-cell>
          <table:table-cell table:style-name="ce3" office:value-type="string" calcext:value-type="string">
            <text:p>PUBLISHED ON</text:p>
          </table:table-cell>
          <table:table-cell table:style-name="ce3" office:value-type="string" calcext:value-type="string">
            <text:p>APPLICATION DEADLINE</text:p>
          </table:table-cell>
          <table:table-cell table:style-name="ce3" table:number-columns-repeated="1008"/>
        </table:table-row>
        <table:table-row table:style-name="ro2">
          <table:table-cell office:value-type="string" calcext:value-type="string">
            <text:p>Software Engineer</text:p>
          </table:table-cell>
          <table:table-cell office:value-type="string" calcext:value-type="string">
            <text:p>THT-Space </text:p>
          </table:table-cell>
          <table:table-cell office:value-type="string" calcext:value-type="string">
            <text:p/>
            <text:p>                                                                Not specific</text:p>
            <text:p>                                                                </text:p>
          </table:table-cell>
          <table:table-cell office:value-type="string" calcext:value-type="string">
            <text:p/>
            <text:p>                                                            Responsible for development and maintenance of company internal software.</text:p>
            <text:p>                                                        </text:p>
          </table:table-cell>
          <table:table-cell office:value-type="string" calcext:value-type="string">
            <text:p/>
            <text:p>THT-SPACE ELECTRICAL COMPANY LTD. is a manufacturing company of professional printer equipment, located in Bangladesh, invested by Zhejiang Weiting Electrics Co., LTD from China. </text:p>
            <text:p>Zhejiang Weiting Electrics Co., LTD founded in the year2000, in the recent 20 years, the company focused on the stylus printers and thermal printers` research and development, production and sales. With the printer technology, highly vertical production capacity, and the most complete intellectual property rights in China`s stylus printer industry, Zhejiang Weiting Electrics Co., LTD is one of the very professional, modern, large-scale printer manufacturing enterprises in China.</text:p>
            <text:p>Now, THT-Space Electrical Company Ltd. has set up a company in Uttara EPZ, Nilphamari  as a printer manufacturing company in Bangladesh, THT-Space Electrical Company Ltd. will take the leading industry experience as the basis to drive the development of the whole Bangladeshi printer industry through the way that the company and employees grow together. The company will serve the Chinese and Southeast Asian markets with highly competitive products. With the project landing, THT-Space Electrical Company Ltd.is looking for excellent employees in Bangladesh. We are ready to invite you to grow and advance together.</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2 to 42 years</text:p>
            <text:p>                                                                    </text:p>
          </table:table-cell>
          <table:table-cell office:value-type="string" calcext:value-type="string">
            <text:p/>
            <text:p>Â Nilphamari (Nilphamari Sadar)</text:p>
            <text:p>                                                                    </text:p>
          </table:table-cell>
          <table:table-cell office:value-type="string" calcext:value-type="string">
            <text:p/>
            <text:p>Bachelor in Engineering (BEngg) in softwarefamiliar with one of programming languages, like PHP, JAVA, C# etc.</text:p>
            <text:p>Skills Required: Software Development</text:p>
            <text:p/>
          </table:table-cell>
          <table:table-cell office:value-type="string" calcext:value-type="string">
            <text:p/>
            <text:p>Age 22 to 42 years </text:p>
            <text:p>Both males and females are allowed to apply</text:p>
            <text:p>Skill in Software Maintenance</text:p>
            <text:p/>
          </table:table-cell>
          <table:table-cell office:value-type="string" calcext:value-type="string">
            <text:p/>
            <text:p>Â Negotiable</text:p>
            <text:p>                                                                    </text:p>
          </table:table-cell>
          <table:table-cell office:value-type="string" calcext:value-type="string">
            <text:p/>
            <text:p>Salary Review: Yearl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3">
          <table:table-cell office:value-type="string" calcext:value-type="string">
            <text:p>Android App Developer</text:p>
          </table:table-cell>
          <table:table-cell office:value-type="string" calcext:value-type="string">
            <text:p>Netizen IT Limited </text:p>
          </table:table-cell>
          <table:table-cell office:value-type="string" calcext:value-type="string">
            <text:p/>
            <text:p>                                                                03</text:p>
            <text:p>                                                                </text:p>
          </table:table-cell>
          <table:table-cell office:value-type="string" calcext:value-type="string">
            <text:p/>
            <text:p>Responsible for designing and developing native Android app and ensure dynamic UI, animation for different screen size.</text:p>
            <text:p>Responsible for the full mobile development life cycle and keep up to date on the latest industry trends in the mobile technologies.</text:p>
            <text:p>Responsible for maintaining Solid foundation on OOP, algorithm, data structure and various design pattern.</text:p>
            <text:p>To maintain Sqlite and locale database security.</text:p>
            <text:p>Work with outside data sources, Restful APIs and JSON</text:p>
            <text:p>Responsible for Entire App Life Cycle - Concept, Design, Build, Deploy, Test, Release to Play Store And Support.</text:p>
            <text:p>Continuously discover, evaluate, and implement new technologies to maximize development efficiency</text:p>
            <text:p>Design, code, test and implement according to software design specifications following standard coding</text:p>
            <text:p/>
          </table:table-cell>
          <table:table-cell office:value-type="string" calcext:value-type="string">
            <text:p/>
            <text:p>                                                            We are looking for an experienced and creative Android Apps Developer to join our team! As an Android Developer, you will be responsible for delivering the best apps user experience, which makes your role extremely important for our success and ensuring customer satisfaction and loyalty.</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office:value-type="string" calcext:value-type="string">
            <text:p/>
            <text:p>Â Age 23 to 35 years</text:p>
            <text:p>                                                                    </text:p>
          </table:table-cell>
          <table:table-cell office:value-type="string" calcext:value-type="string">
            <text:p/>
            <text:p>Â Dhaka (Mirpur)</text:p>
            <text:p>                                                                    </text:p>
          </table:table-cell>
          <table:table-cell office:value-type="string" calcext:value-type="string">
            <text:p/>
            <text:p>Bachelor of Computer Application (BCA)</text:p>
            <text:p/>
          </table:table-cell>
          <table:table-cell office:value-type="string" calcext:value-type="string">
            <text:p/>
            <text:p>Age 23 to 35 years </text:p>
            <text:p>Both males and females are allowed to apply</text:p>
            <text:p>Experience with third-party libraries and APIs </text:p>
            <text:p>Deep understanding with Android life cycle and view controller life cycle</text:p>
            <text:p>Solid OOP and software design knowledge - you should know how to create software that's extensible, reusable and meets desired architectural objectives</text:p>
            <text:p>Experience in Java and Kotlin</text:p>
            <text:p>Knowledge Android cross-platform frameworks (React Native, Flutter, Xamarin)</text:p>
            <text:p>Concept on XML Parsing JSON Parsing.</text:p>
            <text:p>Must have a strong knowledge of Android SDK, different versions of Android, how to deal with different screen sizes and applications with complex UI and Work robustly with Android UI design principles, patterns, and best practices</text:p>
            <text:p>Collaborate with cross-functional teams to define, design, and ship new features.</text:p>
            <text:p>Experience with offline storage, threading, and performance tuning.</text:p>
            <text:p>Have knowledge about Git</text:p>
            <text:p>Clear Concept on UI/UX Design &amp; UI Components.</text:p>
            <text:p>Ability to handle end-to-end development of Android apps including designing the user interface.</text:p>
            <text:p>Clear Concept of Android API levels.</text:p>
            <text:p/>
          </table:table-cell>
          <table:table-cell office:value-type="string" calcext:value-type="string">
            <text:p/>
            <text:p>Â Negotiable</text:p>
            <text:p>                                                                    </text:p>
          </table:table-cell>
          <table:table-cell office:value-type="string" calcext:value-type="string">
            <text:p/>
            <text:p>Profit share, Weekly 2 holidaysLunch Facilities: Full SubsidizeSalary Review: YearlyFestival Bonus: 2</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4">
          <table:table-cell office:value-type="string" calcext:value-type="string">
            <text:p>UI/ UX Designer &amp; Developer</text:p>
          </table:table-cell>
          <table:table-cell office:value-type="string" calcext:value-type="string">
            <text:p>Spectrum IT Solutions Limited </text:p>
          </table:table-cell>
          <table:table-cell office:value-type="string" calcext:value-type="string">
            <text:p/>
            <text:p>                                                                01</text:p>
            <text:p>                                                                </text:p>
          </table:table-cell>
          <table:table-cell office:value-type="string" calcext:value-type="string">
            <text:p/>
            <text:p>Good Knowledge about UX/ UI Design Process. </text:p>
            <text:p>Responsible for web and mobile app front end development </text:p>
            <text:p>Need to understand typography, color, grid, and composition.</text:p>
            <text:p>Understand and stay up-to-date on current design trends and techniques </text:p>
            <text:p>Keen eye for design and color and brand consistency </text:p>
            <text:p>Strong conceptualization ability, strong visual communication ability and drawing skill </text:p>
            <text:p>Build interface attractive and easy to use. Direct the visual appearance of all new features and enhancements on our software application </text:p>
            <text:p>Initiate, suggest, and spearhead major UI re-factorings for a more intuitive user-experience </text:p>
            <text:p>Design elegant solutions to complex workflows. Design things that people will talk about </text:p>
            <text:p>Experience with Responsive Web Designs and Techniques, accounting for mobile, tablet, and desktop views. </text:p>
            <text:p>Software project management practices </text:p>
            <text:p>Understanding of common software development practices.</text:p>
            <text:p/>
          </table:table-cell>
          <table:table-cell office:value-type="string" calcext:value-type="string">
            <text:p/>
            <text:p>                                                            Job Location  : Dhaka (Mohakhali DHOS/ Nikunja-2)</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B.Sc. in CSE </text:p>
            <text:p>Study in the relevant field is desired </text:p>
            <text:p>Educational Qualification is considerable, if Experience &amp; Job Accomplishment is Outstanding Experience Requirements.</text:p>
            <text:p/>
          </table:table-cell>
          <table:table-cell office:value-type="string" calcext:value-type="string">
            <text:p/>
            <text:p>Expert on HTML, CSS, JQuery/Ajax, other framework like AngularJS, bootstrap etc. Minimum 1 year working experience is mandatory </text:p>
            <text:p>Expert in Adobe Creative Suite - Photoshop, Illustrator, and associated design tools </text:p>
            <text:p>Proficient understanding of client-side scripting and JavaScript frameworks, including jQuery </text:p>
            <text:p>Able to design web, iOS and Android app. This is NOT optional, it is mandatory. </text:p>
            <text:p>Expert on developing vector images for mobile apps </text:p>
            <text:p>3D modeling, After Effects, rendering and animation </text:p>
            <text:p>Must have Experience on building &amp; customizing website using WordPress.</text:p>
            <text:p/>
          </table:table-cell>
          <table:table-cell office:value-type="string" calcext:value-type="string">
            <text:p/>
            <text:p>Â Negotiable</text:p>
            <text:p>                                                                    </text:p>
          </table:table-cell>
          <table:table-cell office:value-type="string" calcext:value-type="string">
            <text:p/>
            <text:p>Performance bonus, Provident fund, GratuitySalary Review: YearlyFestival Bonus: 2Employee Special Recognition </text:p>
            <text:p>Other benefits as per compan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5">
          <table:table-cell office:value-type="string" calcext:value-type="string">
            <text:p>Senior Software Engineer (Front End)</text:p>
          </table:table-cell>
          <table:table-cell office:value-type="string" calcext:value-type="string">
            <text:p>Secure Link Services Ltd. </text:p>
          </table:table-cell>
          <table:table-cell office:value-type="string" calcext:value-type="string">
            <text:p/>
            <text:p>                                                                2</text:p>
            <text:p>                                                                </text:p>
          </table:table-cell>
          <table:table-cell office:value-type="string" calcext:value-type="string">
            <text:p/>
            <text:p>We are looking for a front-end specialist who can build modern client side applications on Angular, while also being able to actively participate in the product development and lead younger developers.</text:p>
            <text:p>The applicant must be a person with strong people management skills, and help young developers scale up.</text:p>
            <text:p>The applicant must show flexibility and adaptability when working with different frameworks.</text:p>
            <text:p/>
          </table:table-cell>
          <table:table-cell office:value-type="string" calcext:value-type="string">
            <text:p/>
            <text:p>To apply for this job, please fill out this form: https://forms.gle/Dfo2H9iXomttqT7z5</text:p>
            <text:p>Be a part of the most organized Scrum team of the industry that employ articulated User Stories, Acceptance Criteria, and Sprints. Contribute to the development of amazing software solutions for a number of European giants and become a global resource.</text:p>
            <text:p>The person will be responsible for the front-end of a highly scalable cloud application platform that uses an exciting technology stack. The client side applications will be built on Angular with other custom built state-of-the-art frameworks and full unit test coverage.</text:p>
            <text:p/>
          </table:table-cell>
          <table:table-cell office:value-type="string" calcext:value-type="string">
            <text:p/>
            <text:p>                                                                Full-time</text:p>
            <text:p>                                                            </text:p>
          </table:table-cell>
          <table:table-cell office:value-type="string" calcext:value-type="string">
            <text:p/>
            <text:p>Â 4 to 6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text:p>
            <text:p/>
          </table:table-cell>
          <table:table-cell office:value-type="string" calcext:value-type="string">
            <text:p/>
            <text:p>The applicant is expected to be skilled in all of the following Languages: ECMAScript 6, TypeScript, SASS, LESS, HTML5/CSS3.</text:p>
            <text:p>The applicant is expected to be skilled in all of the following Frameworks: Angular, Angular Material, Flex-Layout.</text:p>
            <text:p>Having practical experience on Node.js, Webpack and Third party library integration will be a bonus.</text:p>
            <text:p>The applicant is expected to be comfortable on the MongoDB database.</text:p>
            <text:p>Skill in developing web application with cross-browser support, and with fluid, elastic or responsive designs.</text:p>
            <text:p>Additional expertise in the following fields will be considered an added advantage: GraphQL, NativeScript, Couchbase NoSQL Database.</text:p>
            <text:p>Expertise in C# will be considered an added advantage.</text:p>
            <text:p>The applicant must be comfortable working with the Agile development process.</text:p>
            <text:p/>
          </table:table-cell>
          <table:table-cell office:value-type="string" calcext:value-type="string">
            <text:p/>
            <text:p>Â Negotiable</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6">
          <table:table-cell office:value-type="string" calcext:value-type="string">
            <text:p>.NET Back End Software Engineer</text:p>
          </table:table-cell>
          <table:table-cell office:value-type="string" calcext:value-type="string">
            <text:p>Secure Link Services Ltd. </text:p>
          </table:table-cell>
          <table:table-cell office:value-type="string" calcext:value-type="string">
            <text:p/>
            <text:p>                                                                3</text:p>
            <text:p>                                                                </text:p>
          </table:table-cell>
          <table:table-cell office:value-type="string" calcext:value-type="string">
            <text:p/>
            <text:p>Participate in the entire application lifecycle, focusing on coding and debugging</text:p>
            <text:p>Write clean code to develop functional web applications</text:p>
            <text:p>Troubleshoot and debug applications</text:p>
            <text:p>Manage cutting-edge technologies to improve legacy applications</text:p>
            <text:p>Collaborate with Front-end developers to integrate user-facing elements with server-side logic</text:p>
            <text:p>Gather and address technical and design requirements</text:p>
            <text:p>Provide training and support to internal teams</text:p>
            <text:p>Build reusable code and libraries for future use</text:p>
            <text:p>Liaise with developers, designers, and system administrators to identify new features</text:p>
            <text:p/>
          </table:table-cell>
          <table:table-cell office:value-type="string" calcext:value-type="string">
            <text:p/>
            <text:p>Please apply through the SELISE Job Application Form: https://forms.gle/Dfo2H9iXomttqT7z5</text:p>
            <text:p>Be a part of the most organized Scrum team of the industry that employs articulated User Stories, Acceptance Criteria, and Sprints. Contribute to the development of amazing software solutions for a number of European giants and become a global resource.</text:p>
            <text:p>We are looking for an experienced back-end developer to join our IT team. You will be responsible for the server side development of our cutting-edge microservice based cloud platform.</text:p>
            <text:p>If you have excellent programming skills and a passion for developing applications or improving existing ones, we would like to meet you. As a back-end developer, you`ll work closely with our team to ensure system consistency and improve performance.</text:p>
            <text:p>Ultimately, you should be able to develop and maintain functional and stable back-end services to meet our company`s needs.</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Master of Science (MSc) in Computer Science</text:p>
            <text:p/>
          </table:table-cell>
          <table:table-cell office:value-type="string" calcext:value-type="string">
            <text:p/>
            <text:p>Proven work experience as a back-end developer</text:p>
            <text:p>2 years of hands on experience with C# strongly preferred</text:p>
            <text:p>Understanding of DevOps practices and experience strongly preferred</text:p>
            <text:p>In-depth understanding of the entire web development process (design, development, and deployment)</text:p>
            <text:p>Hands on experience with programming languages like Java, Ruby, PHP, and Python</text:p>
            <text:p>Working knowledge of CMS framework</text:p>
            <text:p>Familiarity with front-end languages (e.g. HTML, JavaScript, and CSS)</text:p>
            <text:p>Excellent analytical and time management skills</text:p>
            <text:p>Teamwork skills with a problem-solving attitude</text:p>
            <text:p/>
          </table:table-cell>
          <table:table-cell office:value-type="string" calcext:value-type="string">
            <text:p/>
            <text:p>Â Negotiable</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7">
          <table:table-cell office:value-type="string" calcext:value-type="string">
            <text:p>Digital Marketing Executive</text:p>
          </table:table-cell>
          <table:table-cell office:value-type="string" calcext:value-type="string">
            <text:p>Sylhet Net Broadband zonal <text:s/>ISP </text:p>
          </table:table-cell>
          <table:table-cell office:value-type="string" calcext:value-type="string">
            <text:p/>
            <text:p>                                                                Not specific</text:p>
            <text:p>                                                                </text:p>
          </table:table-cell>
          <table:table-cell office:value-type="string" calcext:value-type="string">
            <text:p/>
            <text:p>Plan and execute digital marketing campaigns using Google Ad words, Social Media, Blog, Website &amp; Email etc. to increase brand awareness and lead generation leading to sales growth</text:p>
            <text:p>Plan the creative assets/ideas required for the digital marketing campaign including but not limited to images, texts, videos and other content</text:p>
            <text:p>Measure and report performance of digital marketing campaigns using a variety of Web analytics tools (Google Analytics, Web Trends etc.). Adjust strategies as needed to generate more and better leads to increase sales</text:p>
            <text:p>Write content for SEO and social media accounts including Facebook, YouTube, LinkedIn, etc. Create and edit posts, videos and other content.</text:p>
            <text:p>Write, edit and publish regular posts (social media, blogs etc.) that feature interesting and engaging content to build brand awareness, followers and potential customers</text:p>
            <text:p>Manage with the existing corporate account of the company</text:p>
            <text:p/>
          </table:table-cell>
          <table:table-cell office:value-type="string" calcext:value-type="string">
            <text:p/>
            <text:p>We are looking for digital marketing executive (Part timer)</text:p>
            <text:p>Time Schedule : 3 pm- 9 pm</text:p>
            <text:p/>
          </table:table-cell>
          <table:table-cell office:value-type="string" calcext:value-type="string">
            <text:p/>
            <text:p>                                                                Part-time</text:p>
            <text:p>                                                            </text:p>
          </table:table-cell>
          <table:table-cell office:value-type="string" calcext:value-type="string">
            <text:p/>
            <text:p>Â At least 2 year(s)</text:p>
            <text:p>                                                                    </text:p>
          </table:table-cell>
          <table:table-cell table:number-columns-repeated="2"/>
          <table:table-cell office:value-type="string" calcext:value-type="string">
            <text:p/>
            <text:p>Â Sylhet (Sylhet Sadar)</text:p>
            <text:p>                                                                    </text:p>
          </table:table-cell>
          <table:table-cell office:value-type="string" calcext:value-type="string">
            <text:p/>
            <text:p>At least 2 year(s)</text:p>
            <text:p/>
            <text:p/>
            <text:p/>
          </table:table-cell>
          <table:table-cell office:value-type="string" calcext:value-type="string">
            <text:p/>
            <text:p>The candidate should have at least two years of work experience as a digital marketer</text:p>
            <text:p>The applicants should have experience in the following area(s): Advertising &amp; Promotion, Google Creative Design, Marketing</text:p>
            <text:p>Excellent English and Bengali writing skills as well as overall communication skills</text:p>
            <text:p>Training / certifications in Digital and Social media Marketing</text:p>
            <text:p>Video and image editing skills: Website and social media content will not just be text but frequently visual as well</text:p>
            <text:p/>
          </table:table-cell>
          <table:table-cell office:value-type="string" calcext:value-type="string">
            <text:p/>
            <text:p>Â Negotiable</text:p>
            <text:p>                                                                    </text:p>
          </table:table-cell>
          <table:table-cell office:value-type="string" calcext:value-type="string">
            <text:p/>
            <text:p>As a Management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8">
          <table:table-cell office:value-type="string" calcext:value-type="string">
            <text:p>Solution Engineer</text:p>
          </table:table-cell>
          <table:table-cell office:value-type="string" calcext:value-type="string">
            <text:p>ACL Technologies </text:p>
          </table:table-cell>
          <table:table-cell office:value-type="string" calcext:value-type="string">
            <text:p/>
            <text:p>                                                                Not specific</text:p>
            <text:p>                                                                </text:p>
          </table:table-cell>
          <table:table-cell office:value-type="string" calcext:value-type="string">
            <text:p/>
            <text:p>Conduct discovery calls and qualify prospects with Account Sales Specialists.</text:p>
            <text:p>Strategize with Account Sales Specialists to drive sales of Solutions offerings.</text:p>
            <text:p>Draft and deliver targeted PowerPoint presentations.</text:p>
            <text:p>Clearly articulate features and differentiate Solutions product offerings to audiences ranging from CO's to engineers to convince about Solutions with technological superiority.</text:p>
            <text:p>Develop relationships with prospects, customers and sales teams.</text:p>
            <text:p>Be a team player communicating with colleagues and other department members.</text:p>
            <text:p>Improve customer's business workflow by use of business software offerings.</text:p>
            <text:p>Field incoming service requests from end users via telephone, email, or customer ticket submission in a courteous manner.</text:p>
            <text:p>Install, design, and configure highly customizable software to meet customer's specifications.</text:p>
            <text:p>Document all pertinent end user identification information, including name, company, contact information, and nature of problem or issue.</text:p>
            <text:p>Build rapport and elicit problem details from customers.</text:p>
            <text:p>Prioritize incoming technical issues. Escalate issues (when required) to the appropriate technician or vendor.</text:p>
            <text:p>Record, track and document the customer service request problem solving process through to final solutions, including all successful and unsuccessful decisions made and actions taken</text:p>
            <text:p>Identify and learn appropriate software and hardware used and supported by the organization</text:p>
            <text:p>Perform hands-on fixes at the desktop level, including installing and upgrading software, installing hardware, implementing file backups, and configuring systems and applications</text:p>
            <text:p>Perform preventative maintenance on workstations including checking and cleaning of unnecessary printers, software, and peripherals.</text:p>
            <text:p>Test fixes to ensure problem has been adequately resolved.</text:p>
            <text:p>Perform post-resolution follow-ups of help requests tickets.</text:p>
            <text:p>Evaluate documented resolutions and analyze trends for ways to prevent future problems.</text:p>
            <text:p>Ability to work occasionally during evening and weekend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8 year(s)</text:p>
            <text:p>                                                                    </text:p>
          </table:table-cell>
          <table:table-cell table:number-columns-repeated="2"/>
          <table:table-cell office:value-type="string" calcext:value-type="string">
            <text:p/>
            <text:p>Â Dhaka</text:p>
            <text:p>                                                                    </text:p>
          </table:table-cell>
          <table:table-cell office:value-type="string" calcext:value-type="string">
            <text:p/>
            <text:p>MBA</text:p>
            <text:p/>
          </table:table-cell>
          <table:table-cell office:value-type="string" calcext:value-type="string">
            <text:p/>
            <text:p>Salesforce work experience or (certified) extra advantage</text:p>
            <text:p>Helping businesses/clients succeed!</text:p>
            <text:p>Strong grasp of essentials e.g. products, opportunities, leads, reporting, security/sharing, automation (workflow rules, process builder), and importing data (typically from spreadsheets)</text:p>
            <text:p>Prior consulting experience is preferred; 2-3 years of experience</text:p>
            <text:p>Strong presentation and communication skills</text:p>
            <text:p>Ability to balance multiple projects simultaneously</text:p>
            <text:p>Must maintain professional knowledge of and relationships</text:p>
            <text:p>Ability to work autonomously</text:p>
            <text:p/>
          </table:table-cell>
          <table:table-cell office:value-type="string" calcext:value-type="string">
            <text:p/>
            <text:p>Â Negotiable</text:p>
            <text:p>                                                                    </text:p>
          </table:table-cell>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6">
          <table:table-cell office:value-type="string" calcext:value-type="string">
            <text:p>DevOps Engineer</text:p>
          </table:table-cell>
          <table:table-cell office:value-type="string" calcext:value-type="string">
            <text:p>Secure Link Services Ltd. </text:p>
          </table:table-cell>
          <table:table-cell office:value-type="string" calcext:value-type="string">
            <text:p/>
            <text:p>                                                                1</text:p>
            <text:p>                                                                </text:p>
          </table:table-cell>
          <table:table-cell office:value-type="string" calcext:value-type="string">
            <text:p/>
            <text:p>Administer, Monitor and Deploy Systems and Services on AWS, Azure Cloud platforms.</text:p>
            <text:p>Upgrading and Scaling our systems to improve security, availability, reliability and performance.</text:p>
            <text:p>Design, develop, and implement software integrations based on user feedback.</text:p>
            <text:p>Troubleshoot production issues and coordinate with the development team to streamline code deployment.</text:p>
            <text:p>Implement automation tools and frameworks AWS &amp; Azure DevOps, Jenkins.</text:p>
            <text:p>Collaborate with team members to improve the company's engineering tools, systems and procedures, and data security.</text:p>
            <text:p>Optimize the company's computing architecture.</text:p>
            <text:p>Develop and maintain design and troubleshooting document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amp; Engineering</text:p>
            <text:p/>
          </table:table-cell>
          <table:table-cell office:value-type="string" calcext:value-type="string">
            <text:p/>
            <text:p>Proficiency in Linux, Docker, Containerization are a must. </text:p>
            <text:p>Experience with Azure DevOps Pipelines or similar CI/CD tool required </text:p>
            <text:p>You have a working knowledge of Container Orchestration tool Kubernetes.</text:p>
            <text:p>Experience with developing Microsoft .NET Core web applications</text:p>
            <text:p>Basic experience in network-, server- and system-administration of Windows or Linux systems. </text:p>
            <text:p>You possess a strong command of software-automation production systems (Jenkins and Selenium).</text:p>
            <text:p>Basic experience in  Python and known DevOps tools like Git, GitHub and BitBucket and must understand Git flow.</text:p>
            <text:p>Solid experience in managing Git-based environments</text:p>
            <text:p>Solid understanding of modern no-sql databases like MongoDB and CosmosDB</text:p>
            <text:p>You possess a problem-solving attitude.</text:p>
            <text:p>Solid understanding of Powershell or Linux Shell</text:p>
            <text:p>You have a working experience with one or more scripting language (Bash/Python/Ruby).</text:p>
            <text:p>You have a working experience with Logging and Monitoring Tools (ELK,Grafana,Seq).</text:p>
            <text:p>You can work independently and as part of a team.</text:p>
            <text:p/>
          </table:table-cell>
          <table:table-cell office:value-type="string" calcext:value-type="string">
            <text:p/>
            <text:p>Â Negotiable</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8">
          <table:table-cell office:value-type="string" calcext:value-type="string">
            <text:p>PHP Developer</text:p>
          </table:table-cell>
          <table:table-cell office:value-type="string" calcext:value-type="string">
            <text:p>weDevs </text:p>
          </table:table-cell>
          <table:table-cell office:value-type="string" calcext:value-type="string">
            <text:p/>
            <text:p>                                                                1</text:p>
            <text:p>                                                                </text:p>
          </table:table-cell>
          <table:table-cell office:value-type="string" calcext:value-type="string">
            <text:p/>
            <text:p>Design, develop and operate micro-services that serve millions of users.</text:p>
            <text:p>Develop enterprise level application development with WordPress</text:p>
            <text:p>Work with different modern REST APIs</text:p>
            <text:p>Writing codes with Vue.js</text:p>
            <text:p>Talk to different APIs, creating scalable scheduling and job queues that scale to multiple servers.</text:p>
            <text:p>Develop different modular packages.</text:p>
            <text:p>Produce new extensions for our enterprise level WordPress existing plugins, mockups and wireframes for pre-production demonstration and product design purpose.</text:p>
            <text:p/>
          </table:table-cell>
          <table:table-cell office:value-type="string" calcext:value-type="string">
            <text:p/>
            <text:p>                                                            We are looking for PHP developers with 1+ years of experience. You must be proactive and a problem solver.</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18 to 40 years</text:p>
            <text:p>                                                                    </text:p>
          </table:table-cell>
          <table:table-cell office:value-type="string" calcext:value-type="string">
            <text:p/>
            <text:p>Â Anywhere in Bangladesh</text:p>
            <text:p>                                                                    </text:p>
          </table:table-cell>
          <table:table-cell office:value-type="string" calcext:value-type="string">
            <text:p/>
            <text:p>It doesn't matter where you went to college or what your CGPA was as long as you are smart, passionate, ready to work hard and have fun.</text:p>
            <text:p/>
          </table:table-cell>
          <table:table-cell office:value-type="string" calcext:value-type="string">
            <text:p/>
            <text:p>Age 18 to 40 years </text:p>
            <text:p>Professional experience with any kind of PHP frameworks, clear knowledge, and understanding on  Service Container, Service Provider and Facades.</text:p>
            <text:p>Solid and strong PHP knowledge</text:p>
            <text:p>Really good understanding of OOP, Namespace, Traits &amp; Design Patterns.</text:p>
            <text:p>Intermediate to Advanced JavaScript knowledge.</text:p>
            <text:p>Experience on Vue.js</text:p>
            <text:p>Ability to build and consume modern RESTful web services.</text:p>
            <text:p>Competent with revision control systems (Git), code optimization and performance improvements.</text:p>
            <text:p>Linux hosting environment, and shell command line familiarity.</text:p>
            <text:p>Familiar/involved with openÂ­ source projects.</text:p>
            <text:p>Hard Worker - we are growing super FAST</text:p>
            <text:p/>
          </table:table-cell>
          <table:table-cell office:value-type="string" calcext:value-type="string">
            <text:p/>
            <text:p>Â Tk. 30000 - 45000 (Monthly)</text:p>
            <text:p>                                                                    </text:p>
          </table:table-cell>
          <table:table-cell office:value-type="string" calcext:value-type="string">
            <text:p/>
            <text:p>Provident fund, Gratuity.</text:p>
            <text:p>Performance bonus.</text:p>
            <text:p>Festival Bonus: 2 (Yearly)</text:p>
            <text:p>Lunch Facilities: Full Subsidize</text:p>
            <text:p>Annual tour</text:p>
            <text:p>Table Tennis(Ping Pong)</text:p>
            <text:p>Work with a vibrant team and amazing products.</text:p>
            <text:p>Training and learning materials to improve skills.</text:p>
            <text:p>Learning opportunit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9">
          <table:table-cell office:value-type="string" calcext:value-type="string">
            <text:p>Technical Writer</text:p>
          </table:table-cell>
          <table:table-cell office:value-type="string" calcext:value-type="string">
            <text:p>weDevs </text:p>
          </table:table-cell>
          <table:table-cell office:value-type="string" calcext:value-type="string">
            <text:p/>
            <text:p>                                                                01</text:p>
            <text:p>                                                                </text:p>
          </table:table-cell>
          <table:table-cell office:value-type="string" calcext:value-type="string">
            <text:p/>
            <text:p>Plan, develop, organize and write clear, persuasive, and articulate documentation</text:p>
            <text:p>Translate technical and other ideas into easily understandable text</text:p>
            <text:p>Prepare tutorial videos to make our products easily understandable to our user base</text:p>
            <text:p>Review documentation periodically to keep it up to date with our products</text:p>
            <text:p>Having knowledge of video tutorial making is preferredConduct research on our products on a regular basis to share new feature ideas.</text:p>
            <text:p>Work closely with technical teams to understand documentation requirements and prepare them matching release dates.</text:p>
            <text:p/>
          </table:table-cell>
          <table:table-cell office:value-type="string" calcext:value-type="string">
            <text:p/>
            <text:p>                                                            weDevs is looking for a Technical WRITER, who can make a difference in the way we represent our products in front of our users. You must be a technical person and be capable of writing meaningful technical documentation. Also, having knowledge of video making is must.</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18 to 40 years</text:p>
            <text:p>                                                                    </text:p>
          </table:table-cell>
          <table:table-cell office:value-type="string" calcext:value-type="string">
            <text:p/>
            <text:p>Â Anywhere in Bangladesh</text:p>
            <text:p>                                                                    </text:p>
          </table:table-cell>
          <table:table-cell office:value-type="string" calcext:value-type="string">
            <text:p/>
            <text:p>It doesn't matter where you went to college or what your CGPA was as long as you are smart, passionate, ready to work hard and have fun.</text:p>
            <text:p/>
          </table:table-cell>
          <table:table-cell office:value-type="string" calcext:value-type="string">
            <text:p/>
            <text:p>Age 18 to 40 years </text:p>
            <text:p>Top-notch English - grammar and self-expression must be on a super-high level</text:p>
            <text:p>Proven ability to effectively research subject matter</text:p>
            <text:p>Familiar with video editing tools will be a plus</text:p>
            <text:p>Having knowledge of video tutorial making is preferred</text:p>
            <text:p>Hard Worker - we are growing super FAST</text:p>
            <text:p/>
          </table:table-cell>
          <table:table-cell office:value-type="string" calcext:value-type="string">
            <text:p/>
            <text:p>Â Tk. 18000 - 30000 (Monthly)</text:p>
            <text:p>                                                                    </text:p>
          </table:table-cell>
          <table:table-cell office:value-type="string" calcext:value-type="string">
            <text:p/>
            <text:p>Provident fund.</text:p>
            <text:p>Gratuity.</text:p>
            <text:p>Performance bonus.</text:p>
            <text:p>Increment: Half Yearly.</text:p>
            <text:p>Festival Bonus: 2 (Yearly)</text:p>
            <text:p>Lunch Facilities: Full Subsidize.</text:p>
            <text:p>Unlimited Tea, Coffee &amp; Snacks.</text:p>
            <text:p>Indoor Sports (Table Tennis/Ping Pong)</text:p>
            <text:p>Annual tour: 2 (Yearly)</text:p>
            <text:p>Work with a vibrant team and amazing products.</text:p>
            <text:p>Training and learning materials to improve skills.</text:p>
            <text:p>Learning opportunity.</text:p>
            <text:p>Last but not the least, WorldClass work environment.</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0">
          <table:table-cell office:value-type="string" calcext:value-type="string">
            <text:p>Senior Software Engineer (Team Lead)</text:p>
          </table:table-cell>
          <table:table-cell office:value-type="string" calcext:value-type="string">
            <text:p>Spectrum IT Solutions Limited </text:p>
          </table:table-cell>
          <table:table-cell office:value-type="string" calcext:value-type="string">
            <text:p/>
            <text:p>                                                                01</text:p>
            <text:p>                                                                </text:p>
          </table:table-cell>
          <table:table-cell office:value-type="string" calcext:value-type="string">
            <text:p/>
            <text:p>READ CAREFULLY BEFORE YOU APPLY</text:p>
            <text:p>Develop high-quality software design and architecture </text:p>
            <text:p>Identify, prioritize and execute tasks in the software development life cycle </text:p>
            <text:p>Document, SRS, Project plan, Solution Architecture, Design document, Risk Mitigation Plan, Project Tracking Report.</text:p>
            <text:p>Knowledge with hardware Requirement analysis</text:p>
            <text:p>Analyze and design software (web, android) systems </text:p>
            <text:p>Keeping up to date with latest Tools and Technologies </text:p>
            <text:p>Analyze and design relational database </text:p>
            <text:p>Perform R&amp;D of web applications and propose best fit advanced technology </text:p>
            <text:p>Capable of develop web applications, Familiar with Codeigniter, Laravel, Zend, symphony, Wordpress. </text:p>
            <text:p>Clear concept about API, Preferred RESTful API development. </text:p>
            <text:p>Source code version control using GIT, SVN or cloud base version controlling system. </text:p>
            <text:p>Lead sessions to design Backend APIs, Architecture Tiers, and Data Models. </text:p>
            <text:p>Review and debug code automated testing. </text:p>
            <text:p>Lead UI solutions with the UX team. </text:p>
            <text:p>Layout backend and frontend code skeletons. </text:p>
            <text:p>Encourage sound architecture and documented code-base. </text:p>
            <text:p>Maintain cloud infrastructure and automated deployment of our solutions. </text:p>
            <text:p>Maintain development tools and source management. </text:p>
            <text:p>Maintain analytics tools and services. </text:p>
            <text:p>Design, develop and deploy data protection and data sharing system in compliance with national and international standards. </text:p>
            <text:p>Develop capacity building plan for each of the employees and guide the colleagues to acquire required skills. </text:p>
            <text:p>Good Coordination wit Stakeholders and Subordinate.</text:p>
            <text:p/>
          </table:table-cell>
          <table:table-cell office:value-type="string" calcext:value-type="string">
            <text:p/>
            <text:p>                                                            Job Location  : Dhaka (Mohakhali DHOS/ Nikunja-2)</text:p>
            <text:p>                                                        </text:p>
          </table:table-cell>
          <table:table-cell office:value-type="string" calcext:value-type="string">
            <text:p/>
            <text:p>                                                                Full-time</text:p>
            <text:p>                                                            </text:p>
          </table:table-cell>
          <table:table-cell office:value-type="string" calcext:value-type="string">
            <text:p/>
            <text:p>Â 5 to 9 year(s)</text:p>
            <text:p>                                                                    </text:p>
          </table:table-cell>
          <table:table-cell/>
          <table:table-cell office:value-type="string" calcext:value-type="string">
            <text:p/>
            <text:p>Â Age 28 to 38 years</text:p>
            <text:p>                                                                    </text:p>
          </table:table-cell>
          <table:table-cell office:value-type="string" calcext:value-type="string">
            <text:p/>
            <text:p>Â Dhaka</text:p>
            <text:p>                                                                    </text:p>
          </table:table-cell>
          <table:table-cell office:value-type="string" calcext:value-type="string">
            <text:p/>
            <text:p>B.Sc/ M.Sc in Computer Science &amp; Engineering from any reputed university.</text:p>
            <text:p/>
          </table:table-cell>
          <table:table-cell office:value-type="string" calcext:value-type="string">
            <text:p/>
            <text:p>Age 28 to 38 years </text:p>
            <text:p>Skills Required:  Laravel, React Native, ROR, VueJS </text:p>
            <text:p>3+ Years' experience with Laravel and Vue js, AW S, React Native</text:p>
            <text:p>Experience with the completion of at least five notable software development projects. </text:p>
            <text:p>The applicants should have experience in the following area(s): Agile methodology, Data Analysis, Data Programer, Programmer/ Software Engineer</text:p>
            <text:p>Good knowledge of Information Technology (especially web application systems, OOP, relational database concepts and SDLC) </text:p>
            <text:p>Sound in web development (HTML, XML, JavaScript, CSS, AJAX etc.) </text:p>
            <text:p>Strong PHP scripting skill (especially skilled in MVC frameworks) </text:p>
            <text:p>Strong knowledge of cross platform web service </text:p>
            <text:p>Strong knowledge of standard RDBMS (especially MySQL) </text:p>
            <text:p>Skills and experience in salable system design and deployment. </text:p>
            <text:p>Knowledge, skills and experience in application of design thinking and systems thinking in solutions architecture design. </text:p>
            <text:p>Skills and experience in managing complex project management with strict deadline. </text:p>
            <text:p>Ability to learn new skills and share knowledge to team members. </text:p>
            <text:p>Experience in remote working is an added advantage. </text:p>
            <text:p>Machine Learning, Big Data, Blockchain/Cryptocurrency is a PLUS.</text:p>
            <text:p>Knowledge about data protection and data privacy is a must.</text:p>
            <text:p/>
          </table:table-cell>
          <table:table-cell office:value-type="string" calcext:value-type="string">
            <text:p/>
            <text:p>Â Negotiable</text:p>
            <text:p>                                                                    </text:p>
          </table:table-cell>
          <table:table-cell office:value-type="string" calcext:value-type="string">
            <text:p/>
            <text:p>Performance bonus, Provident fund, GratuitySalary Review: YearlyFestival Bonus: 2Employee Special Recognition </text:p>
            <text:p>Other benefits as per compan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7">
          <table:table-cell office:value-type="string" calcext:value-type="string">
            <text:p>Software Engineer</text:p>
          </table:table-cell>
          <table:table-cell office:value-type="string" calcext:value-type="string">
            <text:p>Spectrum IT Solutions Limited </text:p>
          </table:table-cell>
          <table:table-cell office:value-type="string" calcext:value-type="string">
            <text:p/>
            <text:p>                                                                02</text:p>
            <text:p>                                                                </text:p>
          </table:table-cell>
          <table:table-cell office:value-type="string" calcext:value-type="string">
            <text:p/>
            <text:p>To collect requirements from clients, analysis &amp; system design. </text:p>
            <text:p>To create document, SRS, Project plan and Project Tracking Report etc. </text:p>
            <text:p>To design Backend APIs, Architecture Tiers, and Data Models. </text:p>
            <text:p>To develop and maintain VAS (Value Added Service) Platforms (For Example, Content Provider aggregated platform, WAP Portal etc.) </text:p>
            <text:p>To Real-time monitor &amp; Trace connectivity with of Different operator's server/Gateway </text:p>
            <text:p>To code mainly using PHP/Symfony, MySQL. </text:p>
            <text:p>To prepare reports, manuals and other documentation on the status, operation and maintenance of software.</text:p>
            <text:p/>
          </table:table-cell>
          <table:table-cell office:value-type="string" calcext:value-type="string">
            <text:p/>
            <text:p>READ CAREFULLY BEFORE YOU APPLY. </text:p>
            <text:p>Strong analytical ability to collect requirements from clients &amp; system design. </text:p>
            <text:p>In-depth knowledge of developing business software, ERP (Modular Format), and automation software. </text:p>
            <text:p>Document, SRS, Project plan, Solution Architecture, Design document, Risk Mitigation Plan, Project Tracking Report ability. </text:p>
            <text:p>Significant experience in OOP, DB-Schema and Software MVC architecture </text:p>
            <text:p>Hands-on experience in PHP and MySQL </text:p>
            <text:p>Proven working experience on any MVC based Framework (Laravel &amp; CakePHP and others) </text:p>
            <text:p>Working experience with Web Services (REST, CURL, SWAP) and JSON/XML based API design </text:p>
            <text:p>Hands on experience on any CMS (Wordpress/Drupal/Magento etc.) </text:p>
            <text:p>Good knowledge on CSS framework (Bootstrap/Foundation etc.) </text:p>
            <text:p>Strong working experience in HTML5, CSS3, JavaScript, jQuery &amp; modern JS libraries, AJAX, Vue.js, Responsive theme development and implementation</text:p>
            <text:p>Hands-on experience with Linux (Command Line), SSH, Bash, system process and multi threaded programming </text:p>
            <text:p>Standard software documentation experience </text:p>
            <text:p>Maintain 3rd-party tech service dependencies (ISP, SMS gateway, etc.) is a PLUS.</text:p>
            <text:p>Job Location  : Dhaka (Mohakhali DHOS/ Nikunja-2)</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26 to 36 years</text:p>
            <text:p>                                                                    </text:p>
          </table:table-cell>
          <table:table-cell office:value-type="string" calcext:value-type="string">
            <text:p/>
            <text:p>Â Dhaka</text:p>
            <text:p>                                                                    </text:p>
          </table:table-cell>
          <table:table-cell office:value-type="string" calcext:value-type="string">
            <text:p/>
            <text:p>Bachelor of Science (BSc) in Computer Science Computer Science Engineering </text:p>
            <text:p>Educational qualification will be relaxed for worthy candidates. </text:p>
            <text:p>Skills Required: Ajax, Core PHP, Agile methodology, HTML5 &amp; CSS3, knowledge in ERP, REST API.</text:p>
            <text:p/>
          </table:table-cell>
          <table:table-cell office:value-type="string" calcext:value-type="string">
            <text:p/>
            <text:p>Age 26 to 36 years </text:p>
            <text:p>The applicants should have experience in the following area(s): jquery, Laravel, MySQL, Symfony </text:p>
            <text:p>Individual Capability of dealing with a Single project </text:p>
            <text:p>Positive Attitude to work under pressure &amp; proper utilization of relaxed period </text:p>
            <text:p>Very good sense of Accountability and Proactive delivery </text:p>
            <text:p>Very good Sense of Discipline, Dress Code, Corporate Manner, Company Code of Conduct Professional level of communication skills in Bengali &amp; English </text:p>
            <text:p>Experience in Machine Learning, Big Data, Blockchain/Cryptocurrency is an added advantage.</text:p>
            <text:p/>
          </table:table-cell>
          <table:table-cell office:value-type="string" calcext:value-type="string">
            <text:p/>
            <text:p>Â Negotiable</text:p>
            <text:p>                                                                    </text:p>
          </table:table-cell>
          <table:table-cell office:value-type="string" calcext:value-type="string">
            <text:p/>
            <text:p>Performance bonus, Provident fund, GratuitySalary Review: YearlyFestival Bonus: 2Employee Special Recognition </text:p>
            <text:p>Other benefits as per compan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1">
          <table:table-cell office:value-type="string" calcext:value-type="string">
            <text:p>Sr. Software Engineer</text:p>
          </table:table-cell>
          <table:table-cell office:value-type="string" calcext:value-type="string">
            <text:p>Epic Group </text:p>
          </table:table-cell>
          <table:table-cell office:value-type="string" calcext:value-type="string">
            <text:p/>
            <text:p>                                                                1</text:p>
            <text:p>                                                                </text:p>
          </table:table-cell>
          <table:table-cell office:value-type="string" calcext:value-type="string">
            <text:p/>
            <text:p>Developing  softwarePreparing and maintaining proper technical documentationTesting the code from all the aspects of the requirementWriting the industry standard cod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4 year(s)</text:p>
            <text:p>                                                                    </text:p>
          </table:table-cell>
          <table:table-cell/>
          <table:table-cell office:value-type="string" calcext:value-type="string">
            <text:p/>
            <text:p>Â Age 24 to 32 years</text:p>
            <text:p>                                                                    </text:p>
          </table:table-cell>
          <table:table-cell office:value-type="string" calcext:value-type="string">
            <text:p/>
            <text:p>Â Dhaka (Uttara)</text:p>
            <text:p>                                                                    </text:p>
          </table:table-cell>
          <table:table-cell office:value-type="string" calcext:value-type="string">
            <text:p/>
            <text:p>Bachelor of Science (BSc), Bachelor of Science (BSc) in Computer Applications, Bachelor of Science (BSc) in Computer Engineering, Bachelor of Science (BSc) in software engineering</text:p>
            <text:p/>
          </table:table-cell>
          <table:table-cell office:value-type="string" calcext:value-type="string">
            <text:p/>
            <text:p>Age 24 to 32 years </text:p>
            <text:p>Sound knowledge in RDBMS / SQL queries.Sound knowledge in ASP.NET (C#)Proven skill in android application development in XAMARIN Innovative and reliable with good communication and interpersonal skill.Must be a team playerPossess positive attitude, and high working commitment.Able to work in challenging and fast-paced environment</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2">
          <table:table-cell office:value-type="string" calcext:value-type="string">
            <text:p>Technical Trainer</text:p>
          </table:table-cell>
          <table:table-cell office:value-type="string" calcext:value-type="string">
            <text:p>New Horizons Computer Learning Center </text:p>
          </table:table-cell>
          <table:table-cell office:value-type="string" calcext:value-type="string">
            <text:p/>
            <text:p>                                                                Not specific</text:p>
            <text:p>                                                                </text:p>
          </table:table-cell>
          <table:table-cell office:value-type="string" calcext:value-type="string">
            <text:p/>
            <text:p>Conducting CompTIA Classes</text:p>
            <text:p>Conducting CCNA Class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Vendor Certification on CompTIA </text:p>
            <text:p>Vendor Certification on CCNA</text:p>
            <text:p>Skills Required: ccna, CompTIA, Hardware &amp; Networking, Hardware and Software Troubleshooting, Industrial and Teaching , IT Support Service and Network engineering.</text:p>
            <text:p/>
          </table:table-cell>
          <table:table-cell office:value-type="string" calcext:value-type="string">
            <text:p/>
            <text:p>Both males and females are allowed to apply</text:p>
            <text:p>Minimum Vendor Certification on CompTIA and CCNA. </text:p>
            <text:p>Teaching experienced will be preferable. </text:p>
            <text:p>Vendor Certification on CompTIA and CCNA to Conducting CompTIA A+ and CCNA Classes.</text:p>
            <text:p>Sound Knowledge in Hardware, Networking and Troubleshooting.</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row table:style-name="ro13">
          <table:table-cell office:value-type="string" calcext:value-type="string">
            <text:p>Sr. Officer - Software Developer (Web Application)</text:p>
          </table:table-cell>
          <table:table-cell office:value-type="string" calcext:value-type="string">
            <text:p>Rahimafrooz Bangladesh Limited </text:p>
          </table:table-cell>
          <table:table-cell office:value-type="string" calcext:value-type="string">
            <text:p/>
            <text:p>                                                                1</text:p>
            <text:p>                                                                </text:p>
          </table:table-cell>
          <table:table-cell office:value-type="string" calcext:value-type="string">
            <text:p/>
            <text:p>Technical lead for Web applications design, development and implementation support.</text:p>
            <text:p>Design and implement multi-tier solutions using OO Principles and modern design patterns.</text:p>
            <text:p>Understanding of business requirement, documentation and solution architect for Web Application development.</text:p>
            <text:p>Oversee the development and/or consumption of enterprise level, line of business specific, and third-party web services and integrations.</text:p>
            <text:p>Ensure the latest technology in use and best possible performance, quality, and responsiveness of the applications following the standard design principles, patterns, and best practices.</text:p>
            <text:p>Ensure quality and on time delivery including proper documentation. </text:p>
            <text:p>Ensure and maintain standard process policy in the full software development life cycle. </text:p>
            <text:p>Ensure resource development and identify the opportunities to reuse objects. </text:p>
            <text:p>Work closely with solution architect on application design and business/system analysts to understand business process and specific workflows within business areas.</text:p>
            <text:p/>
          </table:table-cell>
          <table:table-cell office:value-type="string" calcext:value-type="string">
            <text:p/>
            <text:p>                                                            Rahimafrooz Renewable Energy Limited is a pioneering company in renewable energy sector. It has its dominance in the Solar and Clean Tech Solutions as well as in customized solar power solutions. Company wants to give adequate focus on different market segment with diversified product portfolio using technology based platform. The incumbent will be responsible for implementing all activities relevant to the position in close supervision with line managers.</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Science (BSc) in CSEGraduation / B Sc. In CSE</text:p>
            <text:p>C#, ASP.NET, MVC, Entity framework, WCF, JSON, REST, Web API, OOP, Database, HTML, JavaScript, JQuery, CSS, LINQ, Easy Business</text:p>
            <text:p>Skills Required: Analytical, Excellent communication skill, Interpersonal</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Profit share, Provident fund, InsuranceLunch Facilities: Partially SubsidizeFestival Bonus: 2</text:p>
            <text:p/>
          </table:table-cell>
          <table:table-cell office:value-type="string" calcext:value-type="string">
            <text:p/>
            <text:p>Â Oct 9, 2019</text:p>
            <text:p>                                                                        </text:p>
          </table:table-cell>
          <table:table-cell office:value-type="string" calcext:value-type="string">
            <text:p/>
            <text:p>Â Nov 5, 2019</text:p>
            <text:p>                                                                        </text:p>
          </table:table-cell>
          <table:table-cell table:number-columns-repeated="1008"/>
        </table:table-row>
        <table:table-row table:style-name="ro14">
          <table:table-cell office:value-type="string" calcext:value-type="string">
            <text:p>Android App Trainer</text:p>
          </table:table-cell>
          <table:table-cell office:value-type="string" calcext:value-type="string">
            <text:p>X-Gen Solutions Ltd </text:p>
          </table:table-cell>
          <table:table-cell office:value-type="string" calcext:value-type="string">
            <text:p/>
            <text:p>                                                                Not specific</text:p>
            <text:p>                                                                </text:p>
          </table:table-cell>
          <table:table-cell office:value-type="string" calcext:value-type="string">
            <text:p/>
            <text:p>Follow course outline as required.</text:p>
            <text:p>Maintain Good relationship with student.</text:p>
            <text:p>Collaborate with cross-functional teams to define, design, and ship new features</text:p>
            <text:p>Work with outside data sources and APIs</text:p>
            <text:p>Continuously discover, evaluate, and implement new technologies to maximize development efficiency.</text:p>
            <text:p/>
          </table:table-cell>
          <table:table-cell office:value-type="string" calcext:value-type="string">
            <text:p/>
            <text:p>                                                            We are looking for an Android App Trainer who possesses a passion for pushing mobile technologies to the limits. This Android app trainer will work with our developer team of talented engineers and teach to design and build the next generation of our mobile applications and train our students.</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S/ MS degree in Computer Science, Engineering or a related subject.</text:p>
            <text:p/>
          </table:table-cell>
          <table:table-cell office:value-type="string" calcext:value-type="string">
            <text:p/>
            <text:p>Both males and females are allowed to apply</text:p>
            <text:p>Proven software development experience and Android skills development</text:p>
            <text:p>Proven working experience in Android app development and</text:p>
            <text:p>Have published at least one original Android app</text:p>
            <text:p>Experience with Android SDK</text:p>
            <text:p>Experience working with remote data via REST and JSON</text:p>
            <text:p>Experience with third-party libraries and APIs</text:p>
            <text:p>Working knowledge of the general mobile landscape, architectures, trends, and emerging technologies</text:p>
            <text:p>Solid understanding of the full mobile development life cycle.</text:p>
            <text:p/>
          </table:table-cell>
          <table:table-cell office:value-type="string" calcext:value-type="string">
            <text:p/>
            <text:p>Â Negotiable</text:p>
            <text:p>                                                                    </text:p>
          </table:table-cell>
          <table:table-cell/>
          <table:table-cell office:value-type="string" calcext:value-type="string">
            <text:p/>
            <text:p>Â Oct 7, 2019</text:p>
            <text:p>                                                                        </text:p>
          </table:table-cell>
          <table:table-cell office:value-type="string" calcext:value-type="string">
            <text:p/>
            <text:p>Â Nov 5, 2019</text:p>
            <text:p>                                                                        </text:p>
          </table:table-cell>
          <table:table-cell table:number-columns-repeated="1008"/>
        </table:table-row>
        <table:table-row table:style-name="ro13">
          <table:table-cell office:value-type="string" calcext:value-type="string">
            <text:p>Software Engineer (PHP)</text:p>
          </table:table-cell>
          <table:table-cell office:value-type="string" calcext:value-type="string">
            <text:p>Agami Soft. Ltd. </text:p>
          </table:table-cell>
          <table:table-cell office:value-type="string" calcext:value-type="string">
            <text:p/>
            <text:p>                                                                03</text:p>
            <text:p>                                                                </text:p>
          </table:table-cell>
          <table:table-cell office:value-type="string" calcext:value-type="string">
            <text:p/>
            <text:p>Develop, maintain and support internal business applications in PHP.Identify new opportunities to improve the quality, efficiency, and scalability of new and existing projects.Document all development practices in a transparent, timely manner, etc.Research and code with new tools, libraries, APIs and frameworks.</text:p>
            <text:p/>
          </table:table-cell>
          <table:table-cell office:value-type="string" calcext:value-type="string">
            <text:p/>
            <text:p>                                                            Are you ready to show off your PHP muscle? ready for a new challenge? Agami Soft Ltd. is currently looking for experienced PHP Developers for developing and maintaining web-based applications using a unique blend of open-source technologies. If you enjoy working in a challenging, fast paced atmosphere with other highly skilled and motivated developers, please do apply.</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2 to 32 years</text:p>
            <text:p>                                                                    </text:p>
          </table:table-cell>
          <table:table-cell office:value-type="string" calcext:value-type="string">
            <text:p/>
            <text:p>Â Dhaka (Paltan)</text:p>
            <text:p>                                                                    </text:p>
          </table:table-cell>
          <table:table-cell office:value-type="string" calcext:value-type="string">
            <text:p/>
            <text:p>Bachelor in Engineering (BEngg)B.S in CSE/ ICE/ IT/ EEE/ ETE/ Equivalent degree/ Special consideration for talented one who does not have traditional degrees.</text:p>
            <text:p>Skills Required:  Ajax,  Core PHP, HTML5 &amp; CSS3, MVC Framework, MySQL, OOP</text:p>
            <text:p/>
          </table:table-cell>
          <table:table-cell office:value-type="string" calcext:value-type="string">
            <text:p/>
            <text:p>Age 22 to 32 years </text:p>
            <text:p>Both males and females are allowed to apply</text:p>
            <text:p>Good in communication skills. Good understanding on design pattern and architecture.Candidates participation in ICPC/ NCPC and other programming contests will be given preferenceGood team player &amp; quick learnerStrong knowledge on software development life cycle (SDLC).Strong problem solving and debugging skills.Only suitable candidates are encouraged to apply.</text:p>
            <text:p/>
          </table:table-cell>
          <table:table-cell/>
          <table:table-cell office:value-type="string" calcext:value-type="string">
            <text:p/>
            <text:p>T/A, Tour allowance, Medical allowance, Performance bonus, Provident fund, Over time allowanceLunch Facilities: Partially SubsidizeSalary Review: Half YearlyFestival Bonus: 2</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5">
          <table:table-cell office:value-type="string" calcext:value-type="string">
            <text:p>Lecturer, Dept. of CSE</text:p>
          </table:table-cell>
          <table:table-cell office:value-type="string" calcext:value-type="string">
            <text:p>Uttara University </text:p>
          </table:table-cell>
          <table:table-cell office:value-type="string" calcext:value-type="string">
            <text:p/>
            <text:p>                                                                2</text:p>
            <text:p>                                                                </text:p>
          </table:table-cell>
          <table:table-cell office:value-type="string" calcext:value-type="string">
            <text:p/>
            <text:p>                                                            NA</text:p>
            <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 (Uttara)</text:p>
            <text:p>                                                                    </text:p>
          </table:table-cell>
          <table:table-cell office:value-type="string" calcext:value-type="string">
            <text:p/>
            <text:p>Minimum B.Sc in CSE from a reputed university with a CGPA of at least 3.5 and above. M.Sc. Engineering degree in CSE will be preferable.</text:p>
            <text:p/>
          </table:table-cell>
          <table:table-cell office:value-type="string" calcext:value-type="string">
            <text:p/>
            <text:p>Teaching experience will be preferred.</text:p>
            <text:p/>
          </table:table-cell>
          <table:table-cell office:value-type="string" calcext:value-type="string">
            <text:p/>
            <text:p>Â Negotiable</text:p>
            <text:p>                                                                    </text:p>
          </table:table-cell>
          <table:table-cell office:value-type="string" calcext:value-type="string">
            <text:p/>
            <text:p>As per Universit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6">
          <table:table-cell office:value-type="string" calcext:value-type="string">
            <text:p>Assistant Professor, Dept. of CSE</text:p>
          </table:table-cell>
          <table:table-cell office:value-type="string" calcext:value-type="string">
            <text:p>Uttara University </text:p>
          </table:table-cell>
          <table:table-cell office:value-type="string" calcext:value-type="string">
            <text:p/>
            <text:p>                                                                1</text:p>
            <text:p>                                                                </text:p>
          </table:table-cell>
          <table:table-cell office:value-type="string" calcext:value-type="string">
            <text:p/>
            <text:p>                                                            N/A</text:p>
            <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 (Uttara)</text:p>
            <text:p>                                                                    </text:p>
          </table:table-cell>
          <table:table-cell office:value-type="string" calcext:value-type="string">
            <text:p/>
            <text:p>B.Sc and M.Sc. in Computer Science and Engineering from a reputed university with an excellent result. Ph.D. in respective field will be preferable.</text:p>
            <text:p/>
          </table:table-cell>
          <table:table-cell office:value-type="string" calcext:value-type="string">
            <text:p/>
            <text:p>Three years of teaching experience and at least two publications in refereed journals for Master's degree holder.</text:p>
            <text:p>Two years of teaching experience and at least one publication in refereed journals for Ph.D. holder.</text:p>
            <text:p/>
          </table:table-cell>
          <table:table-cell office:value-type="string" calcext:value-type="string">
            <text:p/>
            <text:p>Â Negotiable</text:p>
            <text:p>                                                                    </text:p>
          </table:table-cell>
          <table:table-cell office:value-type="string" calcext:value-type="string">
            <text:p/>
            <text:p>As per Universit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0:44:56.6210754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0:51:49.849163829</dc:date>
    <meta:editing-duration>PT12M19S</meta:editing-duration>
    <meta:editing-cycles>5</meta:editing-cycles>
    <meta:generator>LibreOffice/6.2.7.1$Linux_X86_64 LibreOffice_project/20$Build-1</meta:generator>
    <meta:document-statistic meta:table-count="1" meta:cell-count="290" meta:object-count="0"/>
  </office:meta>
</office:document-meta>
</file>